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4.199cm" svg:height="6.699cm" svg:x="1.7cm" svg:y="0.45cm" svg:viewBox="0 0 4200 6700" svg:d="M2100 0c1000 3308 2100 3647 2100 4749 0 1097-800 1866-2100 1951-1300-85-2100-854-2100-1951 0-1102 1100-1441 2100-4749z">
            <text:p/>
          </draw:path>
          <draw:custom-shape draw:style-name="gr2" draw:text-style-name="P1" draw:layer="layout" svg:width="1.1cm" svg:height="1.1cm" svg:x="2.4cm" svg:y="4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4cm" svg:height="0.4cm" svg:x="3.4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1" draw:layer="layout" svg:width="7.6cm" svg:height="7.6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.6cm" fo:page-height="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7T09:33:12.439878668</meta:creation-date>
    <dc:date>2016-08-07T16:51:12.853117522</dc:date>
    <meta:editing-duration>P0D</meta:editing-duration>
    <meta:editing-cycles>2</meta:editing-cycles>
    <meta:generator>LibreOffice/4.2.8.2$Linux_X86_64 LibreOffice_project/420m0$Build-2</meta:generator>
    <meta:document-statistic meta:object-count="5"/>
  </office:meta>
</office:document-meta>
</file>